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beed"/>
    </style:style>
    <style:style style:name="P2" style:family="paragraph" style:parent-style-name="Standard" style:list-style-name="L1">
      <style:text-properties officeooo:paragraph-rsid="0008beed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style:text-properties officeooo:paragraph-rsid="0008beed"/>
    </style:style>
    <style:style style:name="T1" style:family="text">
      <style:text-properties officeooo:rsid="0008b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X-TOOLBOX SCORER: GETTING STARTED</text:span></text:h>
      <text:h text:style-name="Heading_20_2" text:outline-level="2"><text:span text:style-name="T1">Initial observations</text:span></text:h>
      <text:p text:style-name="P1"><text:span text:style-name="T1">an event can have one or more competitions. Pilots can <text:s/>participate in one or more competitions. A competition may consist of all or <text:s/>part of the tasks. </text:span></text:p>
      <text:p text:style-name="P1"><text:span text:style-name="T1"/></text:p>
      <text:p text:style-name="P1"><text:span text:style-name="T1">At any time, Event&gt; Save to save all the information, Event&gt; Load to recover. <text:s/>Event&gt; Save to XML is only for debug purposes to see what is stored. </text:span></text:p>
      <text:p text:style-name="P1"><text:span text:style-name="T1"/></text:p>
      <text:p text:style-name="P1"><text:span text:style-name="T1">Any change takes effect immediately except in the publication of results. You <text:s/>should save the event information often, and if you mess it up, recover the last <text:s/>recording. </text:span></text:p>
      <text:h text:style-name="Heading_20_2" text:outline-level="2"><text:span text:style-name="T1">Howto</text:span></text:h>
      <text:list xml:id="list214775554" text:style-name="L1">
        <text:list-item>
          <text:p text:style-name="P2"><text:span text:style-name="T1">To edit the event information: Event&gt; Edit. You should save the event here. <text:s/>All the pdf output generated later will end in the same folder you save the <text:s/>event. </text:span></text:p>
        </text:list-item>
        <text:list-item>
          <text:p text:style-name="P2"><text:span text:style-name="T1">To edit the list of competitions: Competition&gt; Edit. Add to add new <text:s/>competitions, rightclick&gt; Remove to remove the unwanted ones. </text:span></text:p>
        </text:list-item>
        <text:list-item>
          <text:p text:style-name="P2"><text:span text:style-name="T1">To edit the list of pilots: Pilots&gt; Edit. Add to add pilots one by one, <text:s/>rightclick&gt; Remove to remove them. Import to import the entire list from a .csv <text:s/>file. <text:s/></text:span></text:p>
        </text:list-item>
        <text:list-item>
          <text:p text:style-name="P2"><text:span text:style-name="T1">To edit the list of pilots in each competition, rightclick on the desired <text:s/>competition list on the left&gt; Edit competition pilots. Rightclick over the <text:s/>pilot&gt; Remove to remove the pilot. You can not add pilots. If you mess up and <text:s/>delete the wrong one, rightclick on the desired competition&gt; Reset competition <text:s/>pilots resets the list with all the event pilots and you can start again. </text:span></text:p>
        </text:list-item>
        <text:list-item>
          <text:p text:style-name="P2"><text:span text:style-name="T1">To edit the list of tasks of the event: Tasks&gt; Edit. Add to add new tasks, <text:s/>rightclick&gt; Remove to remove them. </text:span></text:p>
        </text:list-item>
        <text:list-item>
          <text:p text:style-name="P2"><text:span text:style-name="T1">To edit the list of tasks for each competition. Works as paragraph 4. </text:span></text:p>
        </text:list-item>
        <text:list-item>
          <text:p text:style-name="P2"><text:span text:style-name="T1">To edit the task results: rightclick on the desired task from the list on the <text:s/>left&gt; Edit task results. There are some special values: "-": no manual <text:s/>measurement (it will be used when importing results from FlightAnalyzer), "NF": <text:s/>no flight, "NR": no result. Import to import the results from a .csv file. <text:s/>Randomize to get random measures and penalties for test purposes. When you are <text:s/>finished editing, click Save. An "M" will appear beside the name of the task. <text:s/>It indicates that there is a manual result. </text:span></text:p>
        </text:list-item>
        <text:list-item>
          <text:p text:style-name="P2"><text:span text:style-name="T1">To compute the task scores: rightclick on the desired task from the list on <text:s/>the left&gt; Compute score. A "C" will appear beside the name of the task. It tells <text:s/>that the scores are already calculated. It will compute a score for each <text:s/>competition.</text:span></text:p>
        </text:list-item>
        <text:list-item>
          <text:p text:style-name="P2"><text:span text:style-name="T1">To produce listings: Output menu&gt; wathever you want. Everything wil produce <text:s/>one or more pdf files stored in the same folder of the event. </text:span></text:p>
        </text:list-item>
        <text:list-item>
          <text:p text:style-name="P2"><text:span text:style-name="T1">To change a score version/revision date: rightclick on the desired task from <text:s/>the list on the left&gt; Change status. </text:span></text:p>
        </text:list-item>
      </text:list>
      <text:p text:style-name="P1"><text:span text:style-name="T1"/></text:p>
      <text:p text:style-name="P1"><text:span text:style-name="T1">Steps 6 to 10 can be repeated as necessary. <text:s/></text:span></text:p>
      <text:h text:style-name="P3" text:outline-level="2"><text:span text:style-name="T1"/></text:h>
      <text:h text:style-name="P4" text:outline-level="2"><text:span text:style-name="T1">Example of pilots .csv file</text:span></text:h>
      <text:p text:style-name="Preformatted_20_Text"><text:span text:style-name="T1"># Preeuropean 2010, pilots</text:span></text:p>
      <text:p text:style-name="Preformatted_20_Text"><text:span text:style-name="T1"># columns:</text:span></text:p>
      <text:p text:style-name="Preformatted_20_Text"><text:span text:style-name="T1">#number;name;country;balloon</text:span></text:p>
      <text:p text:style-name="Preformatted_20_Text"><text:span text:style-name="T1">1;Ricardo Aracil;ES;Mallorca balloons</text:span></text:p>
      <text:p text:style-name="Preformatted_20_Text"><text:span text:style-name="T1">2;Jordi Aracil</text:span></text:p>
      <text:p text:style-name="Preformatted_20_Text"><text:span text:style-name="T1">3;Iván Ayala</text:span></text:p>
      <text:p text:style-name="Preformatted_20_Text"><text:span text:style-name="T1">4;Pep Julià</text:span></text:p>
      <text:p text:style-name="Preformatted_20_Text"><text:span text:style-name="T1">5;Carles Lladó</text:span></text:p>
      <text:p text:style-name="Preformatted_20_Text"><text:span text:style-name="T1">6;Blai Carbonell</text:span></text:p>
      <text:p text:style-name="Preformatted_20_Text"><text:span text:style-name="T1">7;Josep M. Lladó</text:span></text:p>
      <text:p text:style-name="Preformatted_20_Text"><text:span text:style-name="T1">8;Carles Figueras</text:span></text:p>
      <text:p text:style-name="Preformatted_20_Text"><text:span text:style-name="T1">9;Jordi Rodríguez</text:span></text:p>
      <text:p text:style-name="Preformatted_20_Text"><text:span text:style-name="T1">10;Xavi Aguilera</text:span></text:p>
      <text:p text:style-name="Preformatted_20_Text"><text:span text:style-name="T1">11;Àngel Aguirre</text:span></text:p>
      <text:p text:style-name="Preformatted_20_Text"><text:span text:style-name="T1">12;José Luis Calderón</text:span></text:p>
      <text:p text:style-name="Preformatted_20_Text"><text:span text:style-name="T1">13;Sebas Fernández</text:span></text:p>
      <text:p text:style-name="Preformatted_20_Text"><text:span text:style-name="T1">15;Daniel Sanz</text:span></text:p>
      <text:p text:style-name="Preformatted_20_Text"><text:span text:style-name="T1">16;Cristian Biosca</text:span></text:p>
      <text:p text:style-name="Preformatted_20_Text"><text:span text:style-name="T1">21;Jan Timmers</text:span></text:p>
      <text:p text:style-name="Preformatted_20_Text"><text:span text:style-name="T1">22;Pat Pruchnickij</text:span></text:p>
      <text:p text:style-name="Preformatted_20_Text"><text:span text:style-name="T1">23;Philippe De Cock</text:span></text:p>
      <text:p text:style-name="Preformatted_20_Text"><text:span text:style-name="T1">24;Patrick Legendre</text:span></text:p>
      <text:p text:style-name="Preformatted_20_Text"><text:span text:style-name="T1">25;Nicolas Schwartz</text:span></text:p>
      <text:p text:style-name="Preformatted_20_Text"><text:span text:style-name="T1">27;Uwe Schneider</text:span></text:p>
      <text:h text:style-name="Heading_20_2" text:outline-level="2"><text:span text:style-name="T1">Example of task results .csv file</text:span></text:h>
      <text:p text:style-name="P1"><text:span text:style-name="T1">Note: The decimal separator is culture dependent. Use '.' or ',' </text:span></text:p>
      <text:p text:style-name="P1"><text:span text:style-name="T1"/></text:p>
      <text:p text:style-name="Preformatted_20_Text"><text:span text:style-name="T1"># Preeuropean 2010, Task 07 15.13 MDT</text:span></text:p>
      <text:p text:style-name="P5"><text:span text:style-name="T1"># columns:</text:span></text:p>
      <text:p text:style-name="P5"><text:span text:style-name="T1"># pilot number;measure;measure penalty;task score penalty;</text:span></text:p>
      <text:p text:style-name="P5"><text:span text:style-name="T1"># competition score penalty;infringed rules</text:span></text:p>
      <text:p text:style-name="Preformatted_20_Text"><text:span text:style-name="T1"># It is not mandatory to specify all pilots.</text:span></text:p>
      <text:p text:style-name="Preformatted_20_Text"><text:span text:style-name="T1">1;1266,00;0,00;0;0;</text:span></text:p>
      <text:p text:style-name="Preformatted_20_Text"><text:span text:style-name="T1">2;1084,00;0,00;0;0;</text:span></text:p>
      <text:p text:style-name="Preformatted_20_Text"><text:span text:style-name="T1">3;1447,00;0,00;0;0;</text:span></text:p>
      <text:p text:style-name="Preformatted_20_Text"><text:span text:style-name="T1">4;2760,00;0,00;0;0;</text:span></text:p>
      <text:p text:style-name="Preformatted_20_Text"><text:span text:style-name="T1">5;1737,00;0,00;0;0;</text:span></text:p>
      <text:p text:style-name="Preformatted_20_Text"><text:span text:style-name="T1">6;1520,00;0,00;0;0;</text:span></text:p>
      <text:p text:style-name="Preformatted_20_Text"><text:span text:style-name="T1">7;1473,00;0,00;0;0;</text:span></text:p>
      <text:p text:style-name="Preformatted_20_Text"><text:span text:style-name="T1">8;1443,00;0,00;0;100;R11.4: Ground contact: light</text:span></text:p>
      <text:p text:style-name="Preformatted_20_Text"><text:span text:style-name="T1">9;2047,00;0,00;0;0;</text:span></text:p>
      <text:p text:style-name="Preformatted_20_Text"><text:span text:style-name="T1">10;1033,00;0,00;0;0;</text:span></text:p>
      <text:p text:style-name="Preformatted_20_Text"><text:span text:style-name="T1">11;1428,00;0,00;0;0;</text:span></text:p>
      <text:p text:style-name="Preformatted_20_Text"><text:span text:style-name="T1">12;1493,00;0,00;0;300;R11.4: Ground contact: 1x light, 1x solid</text:span></text:p>
      <text:p text:style-name="Preformatted_20_Text"><text:span text:style-name="T1">13;2444,00;0,00;25;0;R8.4.8: Wrong electronic marker</text:span></text:p>
      <text:p text:style-name="Preformatted_20_Text"><text:span text:style-name="T1">15;NR;0,00;0;0;R12.11.2:</text:span></text:p>
      <text:p text:style-name="Preformatted_20_Text"><text:span text:style-name="T1">16;1672,00;0,00;0;600;R11.4: Ground contact: 2x light, 2x solid</text:span></text:p>
      <text:p text:style-name="Preformatted_20_Text"><text:span text:style-name="T1">21;957,00;0,00;0;200;R11.4: Ground contact: solid</text:span></text:p>
      <text:p text:style-name="Preformatted_20_Text"><text:span text:style-name="T1">22;1975,00;0,00;0;0;</text:span></text:p>
      <text:p text:style-name="Preformatted_20_Text"><text:span text:style-name="T1">23;1440,00;0,00;0;0;</text:span></text:p>
      <text:p text:style-name="Preformatted_20_Text"><text:span text:style-name="T1">24;1698,00;0,00;0;0;</text:span></text:p>
      <text:p text:style-name="Preformatted_20_Text"><text:span text:style-name="T1">25;1653,00;0,00;0;0;</text:span></text:p>
      <text:p text:style-name="P5"><text:span text:style-name="T1">27;1391,00;0,00;0;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</meta:initial-creator>
    <meta:creation-date>2011-06-30T07:56:14</meta:creation-date>
    <meta:document-statistic meta:table-count="0" meta:image-count="0" meta:object-count="0" meta:page-count="2" meta:paragraph-count="70" meta:word-count="606" meta:character-count="3959"/>
    <dc:date>2011-06-30T09:20:48</dc:date>
    <dc:creator>Toni </dc:creator>
    <meta:editing-duration>PT00H00M01S</meta:editing-duration>
    <meta:editing-cycles>1</meta:editing-cycles>
    <meta:generator>OpenOffice.org/3.2$Linux OpenOffice.org_project/320m19$Build-9505</meta:generator>
  </office:meta>
</office:document-meta>
</file>